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0%" fo:text-align="justify" style:justify-single-word="false"/>
    </style:style>
    <style:style style:name="P2" style:family="paragraph" style:parent-style-name="Standard" style:list-style-name="L1">
      <style:paragraph-properties fo:line-height="120%" fo:text-align="justify" style:justify-single-word="false"/>
    </style:style>
    <style:style style:name="P3" style:family="paragraph" style:parent-style-name="Standard" style:list-style-name="L2">
      <style:paragraph-properties fo:line-height="120%" fo:text-align="justify" style:justify-single-word="false"/>
    </style:style>
    <style:style style:name="T1" style:family="text">
      <style:text-properties fo:color="#000000"/>
    </style:style>
    <style:style style:name="T2" style:family="text">
      <style:text-properties fo:font-variant="normal" fo:text-transform="none" fo:color="#252525" style:font-name="sans-serif" fo:font-size="9pt" fo:letter-spacing="normal" fo:font-style="normal" fo:font-weight="normal"/>
    </style:style>
    <style:style style:name="T3" style:family="text">
      <style:text-properties fo:font-variant="normal" fo:text-transform="none" fo:color="#252525" style:font-name="sans-serif" fo:font-size="9pt" fo:letter-spacing="normal" fo:font-style="normal" fo:font-weight="bold"/>
    </style:style>
    <style:style style:name="T4" style:family="text">
      <style:text-properties fo:font-variant="normal" fo:text-transform="none" fo:color="#252525" fo:letter-spacing="normal"/>
    </style:style>
    <style:style style:name="T5" style:family="text">
      <style:text-properties fo:font-variant="normal" fo:text-transform="none" fo:color="#0b0080" style:text-line-through-style="none" style:font-name="sans-serif" fo:font-size="9pt" fo:letter-spacing="normal" fo:font-style="italic" style:text-underline-style="none" fo:font-weight="normal" style:text-blinking="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ORKING TITLE: SEARCH THEORY (the best price, wage, etc.)</text:span></text:p>
      <text:p text:style-name="P1"><text:span text:style-name="T1"/></text:p>
      <text:p text:style-name="P1"><text:span text:style-name="T1">DESCRIPTION:</text:span></text:p>
      <text:p text:style-name="P1"><text:span text:style-name="T1">George Stigler developed a theory of individual behavior in terms of incomplete information especially in regards of the wage development. Because this process of search where individuals look for new information, like the wage formation, is subject of searching costs, individuals solve the problem of optimal sample. It is important to include searching costs in this process because otherwise an individual would sample all vacancies and chose the most favorable to him. However, the costs reduce individuals’ utility so he will search until his expected marginal benefit stemming from the search equals additional searching costs. Within the sample, he then picks the highest wage offer. An observation of McCall's model is that larger variability of prices prolongs the search due to potential benefit exceeding the costs: searching longer may lead to an exceptionally high wage offer.</text:span></text:p>
      <text:p text:style-name="P1"><text:span text:style-name="T1"/></text:p>
      <text:p text:style-name="P1"><text:span text:style-name="T1">SOLUTION: Setting a minimum acceptance rate and accept any offer that is not lower than that value.</text:span></text:p>
      <text:p text:style-name="P1"><text:span text:style-name="T1"/></text:p>
      <text:p text:style-name="P1"><text:span text:style-name="T1">IMPLEMENTATION:</text:span></text:p>
      <text:p text:style-name="P1"><text:span text:style-name="T1">A character desires certain product and starts visiting shops. At each spot she collected info about the price and goes visiting new shop. At certain stage she starts thinking that walking doesn't solve her problem. So she stops and starts thinking, making a strategy. She calculates an optimal stopping rule solution and behaves accordingly.</text:span></text:p>
      <text:p text:style-name="P1"><text:span text:style-name="T1"/></text:p>
      <text:p text:style-name="P1"><text:span text:style-name="T1">WHAT IS LEARNT:</text:span></text:p>
      <text:list xml:id="list8352998330754635311" text:style-name="L1">
        <text:list-item>
          <text:p text:style-name="P2"><text:span text:style-name="T1">optimal stopping</text:span></text:p>
        </text:list-item>
        <text:list-item>
          <text:p text:style-name="P2"><text:span text:style-name="T1">trade-off</text:span></text:p>
        </text:list-item>
        <text:list-item>
          <text:p text:style-name="P2"><text:span text:style-name="T1">strategic behavior</text:span></text:p>
        </text:list-item>
        <text:list-item>
          <text:p text:style-name="P2"><text:span text:style-name="T1">risk/opportunity</text:span></text:p>
        </text:list-item>
      </text:list>
      <text:p text:style-name="P1"><text:span text:style-name="T1"/></text:p>
      <text:p text:style-name="P1"><text:span text:style-name="T1">MAIN ACADEMIC BASE:</text:span></text:p>
      <text:list xml:id="list8200299221604983775" text:style-name="L2">
        <text:list-item>
          <text:p text:style-name="P3"><text:span text:style-name="T2">Stigler, George J. (1962). "Information in the labor market". </text:span><text:a xlink:type="simple" xlink:href="https://en.wikipedia.org/wiki/Journal_of_Political_Economy" text:style-name="Internet_20_link" text:visited-style-name="Visited_20_Internet_20_Link"><text:span text:style-name="T5">Journal of Political Economy</text:span></text:a><text:span text:style-name="T4"> </text:span><text:span text:style-name="T3">70</text:span><text:span text:style-name="T4"> </text:span><text:span text:style-name="T2">(5): 94–105.</text:span><text:span text:style-name="T1"> </text:span></text:p>
        </text:list-item>
        <text:list-item>
          <text:p text:style-name="P3"><text:span text:style-name="T2">McCall, John J. (1970). "Economics of information and job search". </text:span><text:a xlink:type="simple" xlink:href="https://en.wikipedia.org/wiki/Quarterly_Journal_of_Economics" text:style-name="Internet_20_link" text:visited-style-name="Visited_20_Internet_20_Link"><text:span text:style-name="T5">Quarterly Journal of Economics</text:span></text:a><text:span text:style-name="T4"> </text:span><text:span text:style-name="T3">84</text:span><text:span text:style-name="T4"> </text:span><text:span text:style-name="T2">(1): 113–126.</text:span><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4T16:25:08.75</meta:creation-date>
    <dc:date>2015-10-24T17:21:43.42</dc:date>
    <meta:editing-duration>PT28M21S</meta:editing-duration>
    <meta:editing-cycles>6</meta:editing-cycles>
    <meta:generator>OpenOffice/4.1.1$Win32 OpenOffice.org_project/411m6$Build-9775</meta:generator>
    <meta:document-statistic meta:table-count="0" meta:image-count="0" meta:object-count="0" meta:page-count="1" meta:paragraph-count="14" meta:word-count="269" meta:character-count="1736"/>
  </office:meta>
</office:document-meta>
</file>